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960D9CF4A07.png" manifest:media-type="image/png"/>
  <manifest:file-entry manifest:full-path="Pictures/10000000000004380000096023C235BF.png" manifest:media-type="image/png"/>
  <manifest:file-entry manifest:full-path="Pictures/100000010000032D000002E9F57591CA.png" manifest:media-type="image/png"/>
  <manifest:file-entry manifest:full-path="Pictures/10000001000001EE000001F72990F7E6.png" manifest:media-type="image/png"/>
  <manifest:file-entry manifest:full-path="Pictures/10000001000003EF00000250D18CA3DC.png" manifest:media-type="image/png"/>
  <manifest:file-entry manifest:full-path="Pictures/10000001000004C0000002F71AA77944.png" manifest:media-type="image/png"/>
  <manifest:file-entry manifest:full-path="Pictures/10000001000004C6000002F88AF5B354.png" manifest:media-type="image/png"/>
  <manifest:file-entry manifest:full-path="Pictures/10000001000003B300000247937AB6F5.png" manifest:media-type="image/png"/>
  <manifest:file-entry manifest:full-path="Pictures/1000000100000203000000F41BE63E2B.png" manifest:media-type="image/png"/>
  <manifest:file-entry manifest:full-path="Pictures/10000001000004C1000002F79C68BFD5.png" manifest:media-type="image/png"/>
  <manifest:file-entry manifest:full-path="Pictures/10000000000002520000014BF74A9757.png" manifest:media-type="image/png"/>
  <manifest:file-entry manifest:full-path="Pictures/10000001000001A50000021F9D2B4826.png" manifest:media-type="image/png"/>
  <manifest:file-entry manifest:full-path="Pictures/1000000100000200000002BE4C5DBC05.png" manifest:media-type="image/png"/>
  <manifest:file-entry manifest:full-path="Pictures/10000001000001B7000002E047709E84.png" manifest:media-type="image/png"/>
  <manifest:file-entry manifest:full-path="Pictures/10000001000001E9000002085F933826.png" manifest:media-type="image/png"/>
  <manifest:file-entry manifest:full-path="Pictures/10000001000002010000018FD3F2F908.png" manifest:media-type="image/png"/>
  <manifest:file-entry manifest:full-path="Pictures/10000001000003C700000250CA6BE63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13.686cm" svg:height="12.542cm" svg:x="7.314cm" svg:y="1.458cm">
          <draw:image xlink:href="Pictures/100000010000032D000002E9F5759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1" draw:text-style-name="P1" draw:layer="layout" svg:width="17.29cm" svg:height="10.164cm" svg:x="1.71cm" svg:y="0.836cm">
          <draw:image xlink:href="Pictures/10000001000003EF00000250D18CA3DC.png" xlink:type="simple" xlink:show="embed" xlink:actuate="onLoad" draw:mime-type="image/png">
            <text:p/>
          </draw:image>
        </draw:frame>
        <draw:frame draw:style-name="gr1" draw:text-style-name="P1" draw:layer="layout" svg:width="10.46cm" svg:height="4.955cm" svg:x="16.54cm" svg:y="9.545cm">
          <draw:image xlink:href="Pictures/1000000100000203000000F41BE63E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1" draw:text-style-name="P1" draw:layer="layout" svg:width="11.139cm" svg:height="14.367cm" svg:x="1cm" svg:y="0.5cm">
          <draw:image xlink:href="Pictures/10000001000001A50000021F9D2B4826.png" xlink:type="simple" xlink:show="embed" xlink:actuate="onLoad" draw:mime-type="image/png">
            <text:p/>
          </draw:image>
        </draw:frame>
        <draw:frame draw:style-name="gr1" draw:text-style-name="P1" draw:layer="layout" svg:width="12.931cm" svg:height="10.057cm" svg:x="13.569cm" svg:y="2.943cm">
          <draw:image xlink:href="Pictures/10000001000002010000018FD3F2F90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" draw:text-style-name="P1" draw:layer="layout" svg:width="9.5cm" svg:height="13.027cm" svg:x="4cm" svg:y="0.973cm">
          <draw:image xlink:href="Pictures/1000000100000200000002BE4C5DBC05.png" xlink:type="simple" xlink:show="embed" xlink:actuate="onLoad" draw:mime-type="image/png">
            <text:p/>
          </draw:image>
        </draw:frame>
        <draw:frame draw:style-name="gr1" draw:text-style-name="P1" draw:layer="layout" svg:width="8cm" svg:height="13.415cm" svg:x="16cm" svg:y="1.085cm">
          <draw:image xlink:href="Pictures/10000001000001B7000002E047709E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1" draw:text-style-name="P1" draw:layer="layout" svg:width="22cm" svg:height="13.732cm" svg:x="2cm" svg:y="1cm">
          <draw:image xlink:href="Pictures/10000001000004C0000002F71AA7794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1" draw:text-style-name="P1" draw:layer="layout" svg:width="23.315cm" svg:height="14.5cm" svg:x="2.5cm" svg:y="0.5cm">
          <draw:image xlink:href="Pictures/10000001000004C6000002F88AF5B3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1" draw:text-style-name="P1" draw:layer="layout" svg:width="23.25cm" svg:height="14.5cm" svg:x="2.25cm" svg:y="0.5cm">
          <draw:image xlink:href="Pictures/10000001000004C1000002F79C68BF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1" draw:text-style-name="P1" draw:layer="layout" svg:width="12.089cm" svg:height="12.309cm" svg:x="1cm" svg:y="1.191cm">
          <draw:image xlink:href="Pictures/10000001000001EE000001F72990F7E6.png" xlink:type="simple" xlink:show="embed" xlink:actuate="onLoad" draw:mime-type="image/png">
            <text:p/>
          </draw:image>
        </draw:frame>
        <draw:frame draw:style-name="gr1" draw:text-style-name="P1" draw:layer="layout" svg:width="11.754cm" svg:height="12.5cm" svg:x="14.5cm" svg:y="1cm">
          <draw:image xlink:href="Pictures/10000001000001E9000002085F9338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draw:style-name="gr1" draw:text-style-name="P1" draw:layer="layout" svg:width="22cm" svg:height="13.468cm" svg:x="3cm" svg:y="1.032cm">
          <draw:image xlink:href="Pictures/10000001000003C700000250CA6BE6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draw:style-name="gr1" draw:text-style-name="P1" draw:layer="layout" svg:width="21.809cm" svg:height="13.426cm" svg:x="2.691cm" svg:y="0.574cm">
          <draw:image xlink:href="Pictures/10000001000003B300000247937AB6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style-name="gr1" draw:text-style-name="P1" draw:layer="layout" svg:width="15.713cm" svg:height="8.755cm" svg:x="6.153cm" svg:y="3.494cm">
          <draw:image xlink:href="Pictures/10000000000002520000014BF74A975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draw:style-name="gr1" draw:text-style-name="P1" draw:layer="layout" svg:width="6.5cm" svg:height="14.447cm" svg:x="4.5cm" svg:y="0.553cm">
          <draw:image xlink:href="Pictures/10000000000004380000096023C235BF.png" xlink:type="simple" xlink:show="embed" xlink:actuate="onLoad" draw:mime-type="image/png">
            <text:p/>
          </draw:image>
        </draw:frame>
        <draw:frame draw:style-name="gr1" draw:text-style-name="P1" draw:layer="layout" svg:width="6.486cm" svg:height="14.415cm" svg:x="14.677cm" svg:y="0.585cm">
          <draw:image xlink:href="Pictures/100000000000043800000960D9CF4A0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2:03:24.791744934</meta:creation-date>
    <dc:date>2025-02-13T12:22:07.449977357</dc:date>
    <meta:editing-duration>PT8M29S</meta:editing-duration>
    <meta:editing-cycles>1</meta:editing-cycles>
    <meta:document-statistic meta:object-count="62"/>
    <meta:generator>LibreOffice/24.8.4.2$Linux_X86_64 LibreOffice_project/480$Build-2</meta:generator>
  </office:meta>
</office:document-meta>
</file>